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A0000014CD5163E36B586E4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Caps 10" svg:font-family="'LM Mono Caps 10'" style:font-pitch="fixed"/>
    <style:font-face style:name="LM Roman 101" svg:font-family="'LM Roman 10'" style:font-pitch="variable"/>
    <style:font-face style:name="LM Roman 10" svg:font-family="'LM Roman 10'" style:font-adornments="10 Regular" style:font-pitch="variable"/>
    <style:font-face style:name="LM Roman Dunhill 102" svg:font-family="'LM Roman Dunhill 10'" style:font-adornments="10 Regular" style:font-pitch="variable"/>
    <style:font-face style:name="Montserrat" svg:font-family="Montserrat" style:font-pitch="variable"/>
    <style:font-face style:name="LM Roman Dunhill 10" svg:font-family="'LM Roman Dunhill 10'" style:font-family-generic="roman" style:font-pitch="variable"/>
    <style:font-face style:name="LM Roman Dunhill 101" svg:font-family="'LM Roman Dunhill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508cm" svg:stroke-color="#3b9ab2" draw:marker-start-width="0.965cm" draw:marker-end-width="0.965cm" draw:textarea-horizontal-align="justify" draw:textarea-vertical-align="middle" draw:auto-grow-height="false" fo:min-height="6.353cm" fo:min-width="7.11cm" fo:padding-top="0.378cm" fo:padding-bottom="0.378cm" fo:padding-left="0.503cm" fo:padding-right="0.5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4cm"/>
      <style:paragraph-properties style:writing-mode="lr-tb"/>
    </style:style>
    <style:style style:name="gr4" style:family="graphic" style:parent-style-name="standard">
      <style:graphic-properties svg:stroke-width="0.152cm" svg:stroke-color="#e1af00" draw:marker-start-width="0.432cm" draw:marker-end-width="0.432cm" draw:fill="none" draw:textarea-horizontal-align="justify" draw:textarea-vertical-align="middle" draw:auto-grow-height="false" fo:min-height="6.505cm" fo:min-width="7.262cm" fo:padding-top="0.201cm" fo:padding-bottom="0.201cm" fo:padding-left="0.326cm" fo:padding-right="0.326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21a00" style:font-name="Montserrat"/>
    </style:style>
    <style:style style:name="P3" style:family="paragraph">
      <loext:graphic-properties draw:fill="none" draw:fill-color="#ffffff"/>
      <style:paragraph-properties style:writing-mode="lr-tb"/>
      <style:text-properties fo:color="#f21a00" style:font-name="Montserrat"/>
    </style:style>
    <style:style style:name="P4" style:family="paragraph">
      <style:text-properties fo:color="#3b9ab2" style:font-name="LM Mono Caps 10"/>
    </style:style>
    <style:style style:name="P5" style:family="paragraph">
      <loext:graphic-properties draw:fill="none" draw:fill-color="#ffffff"/>
      <style:paragraph-properties style:writing-mode="lr-tb"/>
      <style:text-properties fo:color="#3b9ab2" style:font-name="LM Mono Caps 10" fo:font-size="48pt" style:font-size-asian="48pt" style:font-size-complex="4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f21a00" style:font-name="Montserrat" fo:font-size="54pt" style:font-size-asian="14pt" style:font-size-complex="14pt"/>
    </style:style>
    <style:style style:name="T2" style:family="text">
      <style:text-properties fo:color="#3b9ab2" style:font-name="Montserrat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454cm" svg:height="10.869cm" draw:transform="skewX (5.50321957348115E-017) rotate (-0.512777734235934) translate (11.24cm 0.08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234.9035559637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3" draw:layer="layout" svg:width="9.906cm" svg:height="2.575cm" svg:x="9.652cm" svg:y="3.81cm">
          <draw:text-box>
            <text:p text:style-name="P2"><text:span text:style-name="T1">distanti</text:span><text:span text:style-name="T1">a</text:span></text:p>
          </draw:text-box>
        </draw:frame>
        <draw:frame draw:style-name="gr3" draw:text-style-name="P5" draw:layer="layout" svg:width="3.81cm" svg:height="2.694cm" svg:x="12.7cm" svg:y="11.022cm">
          <draw:text-box>
            <text:p text:style-name="P4"><text:span text:style-name="T2">2.0</text:span></text:p>
          </draw:text-box>
        </draw:frame>
        <draw:custom-shape draw:style-name="gr4" draw:text-style-name="P6" draw:layer="layout" svg:width="12.454cm" svg:height="10.869cm" draw:transform="skewX (5.50321957348115E-017) rotate (-0.512777734235934) translate (11.24cm 0.08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234.9035559637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1" draw:layer="layout" svg:width="8.128cm" svg:height="4.537cm" svg:x="9.906cm" svg:y="6.385cm">
          <draw:image xlink:href="Pictures/100002010000016A0000014CD5163E36B586E4C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Caps 10" svg:font-family="'LM Mono Caps 10'" style:font-pitch="fixed"/>
    <style:font-face style:name="LM Roman 101" svg:font-family="'LM Roman 10'" style:font-pitch="variable"/>
    <style:font-face style:name="LM Roman 10" svg:font-family="'LM Roman 10'" style:font-adornments="10 Regular" style:font-pitch="variable"/>
    <style:font-face style:name="LM Roman Dunhill 102" svg:font-family="'LM Roman Dunhill 10'" style:font-adornments="10 Regular" style:font-pitch="variable"/>
    <style:font-face style:name="Montserrat" svg:font-family="Montserrat" style:font-pitch="variable"/>
    <style:font-face style:name="LM Roman Dunhill 10" svg:font-family="'LM Roman Dunhill 10'" style:font-family-generic="roman" style:font-pitch="variable"/>
    <style:font-face style:name="LM Roman Dunhill 101" svg:font-family="'LM Roman Dunhill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729fcf" style:text-outline="false" style:text-line-through-style="none" style:text-line-through-type="none" style:font-name="LM Roman Dunhill 102" fo:font-family="'LM Roman Dunhill 10'" style:font-style-name="10 Regular" style:font-pitch="variable" fo:font-size="7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engraved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as M. Benito</meta:initial-creator>
    <meta:creation-date>2024-11-09T19:29:01.454821501</meta:creation-date>
    <dc:date>2024-11-24T10:23:46.769172622</dc:date>
    <dc:creator>Blas M. Benito</dc:creator>
    <meta:editing-duration>PT20M12S</meta:editing-duration>
    <meta:editing-cycles>4</meta:editing-cycles>
    <meta:generator>LibreOffice/6.4.7.2$Linux_X86_64 LibreOffice_project/40$Build-2</meta:generator>
    <meta:document-statistic meta:object-count="28"/>
  </office:meta>
</office:document-meta>
</file>